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3" table:number-rows-spanned="1">
            <text:p>Belonio Dimensions</text:p>
          </table:table-cell>
          <table:covered-table-cell table:number-columns-repeated="2"/>
          <table:table-cell office:value-type="string">
            <text:p>Pixels</text:p>
          </table:table-cell>
          <table:table-cell table:number-columns-repeated="2"/>
        </table:table-row>
        <table:table-row table:style-name="ro2">
          <table:table-cell office:value-type="string">
            <text:p>H</text:p>
          </table:table-cell>
          <table:table-cell office:value-type="float" office:value="1000">
            <text:p>1000</text:p>
          </table:table-cell>
          <table:table-cell office:value-type="string">
            <text:p>mm</text:p>
          </table:table-cell>
          <table:table-cell office:value-type="float" office:value="125.37">
            <text:p>125.37</text:p>
          </table:table-cell>
          <table:table-cell table:formula="of:=[.D2]/[.B2]" office:value-type="float" office:value="0.12537">
            <text:p>0.12537</text:p>
          </table:table-cell>
          <table:table-cell office:value-type="string">
            <text:p>Pix / mm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50">
            <text:p>150</text:p>
          </table:table-cell>
          <table:table-cell office:value-type="string">
            <text:p>mm</text:p>
          </table:table-cell>
          <table:table-cell table:formula="of:=[.B3]*[.$E$2]" office:value-type="float" office:value="18.8055">
            <text:p>18.805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formula="of:=[.B3]^2*PI()/4" office:value-type="float" office:value="17671.4586764426">
            <text:p>17671.4586764426</text:p>
          </table:table-cell>
          <table:table-cell office:value-type="string">
            <text:p>mm^2</text:p>
          </table:table-cell>
          <table:table-cell table:number-columns-repeated="3"/>
        </table:table-row>
        <table:table-row table:style-name="ro2">
          <table:table-cell office:value-type="string">
            <text:p>V</text:p>
          </table:table-cell>
          <table:table-cell table:formula="of:=[.B4]*[.B2]" office:value-type="float" office:value="17671458.6764426">
            <text:p>17671458.6764426</text:p>
          </table:table-cell>
          <table:table-cell office:value-type="string">
            <text:p>mm^3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3" table:number-rows-spanned="1">
            <text:p>Bigger Diameter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D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mm</text:p>
          </table:table-cell>
          <table:table-cell table:formula="of:=[.B7]*[.$E$2]" office:value-type="float" office:value="31.3425">
            <text:p>31.342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formula="of:=PI()*[.B7]^2/4" office:value-type="float" office:value="49087.3852123405">
            <text:p>49087.3852123405</text:p>
          </table:table-cell>
          <table:table-cell office:value-type="string">
            <text:p>mm^2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table:formula="of:=[.B5]/[.B8]" office:value-type="float" office:value="360">
            <text:p>360</text:p>
          </table:table-cell>
          <table:table-cell office:value-type="string">
            <text:p>mm</text:p>
          </table:table-cell>
          <table:table-cell table:formula="of:=[.B9]*[.$E$2]" office:value-type="float" office:value="45.1332">
            <text:p>45.13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9:13:57</meta:creation-date>
    <dc:date>2013-08-16T19:20:03</dc:date>
    <meta:editing-duration>PT4M19S</meta:editing-duration>
    <meta:editing-cycles>6</meta:editing-cycles>
    <meta:generator>LibreOffice/3.6$MacOSX_x86 LibreOffice_project/5b93205-6e6b3fc-7830f6d-c08ad66-1d9bf4</meta:generator>
    <meta:document-statistic meta:table-count="1" meta:cell-count="30" meta:object-count="0"/>
  </office:meta>
</office:document-meta>
</file>